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thodArgumentResolverTests.httpMethodFrom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thodArgumentResolverTests.httpMethodFrom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thodArgumentResolverTests.getActu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thodArgumentResolverTests.not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MethodArgumentResolverTests.null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